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c8d5" officeooo:paragraph-rsid="001dd21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1pt" fo:font-weight="normal" officeooo:rsid="000fc8d5" officeooo:paragraph-rsid="001dd212" style:font-size-asian="21pt" style:font-weight-asian="normal" style:font-size-complex="21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dd212" style:font-size-asian="28pt" style:font-size-complex="28pt"/>
    </style:style>
    <style:style style:name="gr1" style:family="graphic">
      <style:graphic-properties svg:stroke-color="#000000" draw:fill="none" draw:textarea-vertical-align="middle" draw:auto-grow-height="false" fo:min-height="3.332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5.801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u És a Cura</text:span><text:tab/><text:tab/>Ministério Além do Véu<text:tab/><text:span text:style-name="T2">[ </text:span><text:span text:style-name="T3">19</text:span><text:span text:style-name="T2"> ]</text:span></text:p>
      <text:p text:style-name="P2">Uma chance eu quero ter</text:p>
      <text:p text:style-name="P2">Me permita te tocar</text:p>
      <text:p text:style-name="P2">Não há mais o que fazer</text:p>
      <text:p text:style-name="P2">Só em ti encontrarei forças para prosseguir</text:p>
      <text:p text:style-name="P2"/>
      <text:p text:style-name="P2">*** Eu creio em ti, sei que não vai me abandonar</text:p>
      <text:p text:style-name="P2">Sustenta-me meu mundo está em tuas mãos</text:p>
      <text:p text:style-name="P2">Meu Deus</text:p>
      <text:p text:style-name="P2">Tu és minha cura</text:p>
      <text:p text:style-name="P2">Tu és meu socorro</text:p>
      <text:p text:style-name="P2">Acalma os ventos do meu oceano</text:p>
      <text:p text:style-name="P2">Caminha comigo</text:p>
      <text:p text:style-name="P2">No meio do fogo</text:p>
      <text:p text:style-name="P2">Tu és meu milagre, tu és meu milagre</text:p>
      <text:p text:style-name="P2"><draw:custom-shape text:anchor-type="paragraph" draw:z-index="0" draw:style-name="gr1" draw:text-style-name="P3" svg:width="0.398cm" svg:height="3.331cm" svg:x="14.642cm" svg:y="0.64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Os céus se move,</text:p>
      <text:p text:style-name="P2"><draw:frame text:anchor-type="paragraph" draw:z-index="2" draw:style-name="gr3" draw:text-style-name="P4" svg:width="1.059cm" svg:height="0.451cm" svg:x="15.328cm" svg:y="0.598cm"><draw:text-box><text:p>2x</text:p></draw:text-box></draw:frame>e toca a terra se eu adorar, eu vou adorar</text:p>
      <text:p text:style-name="P2">Eu sei que hoje eu verei milagres quando</text:p>
      <text:p text:style-name="P2">eu te tocar, eu vou te tocar</text:p>
      <text:p text:style-name="P2"><draw:custom-shape text:anchor-type="paragraph" draw:z-index="1" draw:style-name="gr2" draw:text-style-name="P3" svg:width="0.345cm" svg:height="5.8cm" svg:x="14.113cm" svg:y="0.65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Meu Deus</text:p>
      <text:p text:style-name="P2">Tu és minha cura</text:p>
      <text:p text:style-name="P2">Tu és meu socorro</text:p>
      <text:p text:style-name="P2"><draw:frame text:anchor-type="paragraph" draw:z-index="3" draw:style-name="gr3" draw:text-style-name="P4" svg:width="1.059cm" svg:height="0.451cm" svg:x="14.799cm" svg:y="0.254cm"><draw:text-box><text:p>2x</text:p></draw:text-box></draw:frame>Acalma os ventos do meu oceano</text:p>
      <text:p text:style-name="P2">Caminha comigo</text:p>
      <text:p text:style-name="P2">No meio do fogo</text:p>
      <text:p text:style-name="P2">Tu és meu milagre, tu és meu milag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5:12:07.653129594</dc:date>
    <meta:editing-duration>PT24M53S</meta:editing-duration>
    <meta:editing-cycles>18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5" meta:word-count="140" meta:character-count="636" meta:non-whitespace-character-count="520"/>
  </office:meta>
</office:document-meta>
</file>